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Georgia" svg:font-family="Georgia, Times, 'Times New Roman', serif"/>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fo:language="en" fo:country="US" officeooo:rsid="000ac9cb" officeooo:paragraph-rsid="000ac9cb"/>
    </style:style>
    <style:style style:name="P2" style:family="paragraph" style:parent-style-name="Heading_20_1">
      <style:paragraph-properties fo:line-height="115%"/>
      <style:text-properties style:font-name="Arial" fo:language="en" fo:country="US" officeooo:paragraph-rsid="0090d6f8"/>
    </style:style>
    <style:style style:name="P3" style:family="paragraph" style:parent-style-name="Heading_20_1">
      <style:paragraph-properties fo:line-height="115%" fo:break-before="page"/>
      <style:text-properties style:font-name="Arial" fo:language="en" fo:country="US"/>
    </style:style>
    <style:style style:name="P4" style:family="paragraph" style:parent-style-name="Heading_20_1">
      <style:paragraph-properties fo:break-before="page"/>
      <style:text-properties fo:language="en" fo:country="US"/>
    </style:style>
    <style:style style:name="P5" style:family="paragraph" style:parent-style-name="Heading_20_3">
      <style:paragraph-properties fo:line-height="115%"/>
      <style:text-properties style:font-name="Arial" fo:font-size="14.1000003814697pt" fo:language="en" fo:country="US" fo:font-weight="bold" officeooo:rsid="0090d6f8" officeooo:paragraph-rsid="0092d6f7" style:font-name-asian="Microsoft YaHei" style:font-size-asian="14.1000003814697pt" style:font-weight-asian="bold" style:font-name-complex="Arial1" style:font-size-complex="14.1000003814697pt" style:font-weight-complex="bold"/>
    </style:style>
    <style:style style:name="P6" style:family="paragraph" style:parent-style-name="Heading_20_3">
      <style:paragraph-properties fo:line-height="115%"/>
      <style:text-properties style:font-name="Arial" fo:font-size="14.1000003814697pt" fo:language="en" fo:country="US" fo:font-weight="bold" officeooo:rsid="0090d6f8" officeooo:paragraph-rsid="0094373c" style:font-name-asian="Microsoft YaHei" style:font-size-asian="14.1000003814697pt" style:font-weight-asian="bold" style:font-name-complex="Arial1" style:font-size-complex="14.1000003814697pt" style:font-weight-complex="bold"/>
    </style:style>
    <style:style style:name="P7" style:family="paragraph" style:parent-style-name="Heading_20_3">
      <style:paragraph-properties fo:line-height="115%"/>
      <style:text-properties style:font-name="Arial" fo:font-size="14.1000003814697pt" fo:language="en" fo:country="US" fo:font-weight="bold" officeooo:rsid="0090d6f8" officeooo:paragraph-rsid="009c4b53" style:font-name-asian="Microsoft YaHei" style:font-size-asian="14.1000003814697pt" style:font-weight-asian="bold" style:font-name-complex="Arial1" style:font-size-complex="14.1000003814697pt" style:font-weight-complex="bold"/>
    </style:style>
    <style:style style:name="P8" style:family="paragraph" style:parent-style-name="Heading_20_3">
      <style:paragraph-properties fo:line-height="115%"/>
      <style:text-properties style:font-name="Arial" fo:font-size="14.1000003814697pt" fo:language="en" fo:country="US" fo:font-weight="bold" officeooo:rsid="0090d6f8" officeooo:paragraph-rsid="009ea7c6" style:font-name-asian="Microsoft YaHei" style:font-size-asian="14.1000003814697pt" style:font-weight-asian="bold" style:font-name-complex="Arial1" style:font-size-complex="14.1000003814697pt" style:font-weight-complex="bold"/>
    </style:style>
    <style:style style:name="P9" style:family="paragraph" style:parent-style-name="Heading_20_3">
      <style:paragraph-properties fo:line-height="115%"/>
      <style:text-properties style:font-name="Arial" fo:font-size="14.1000003814697pt" fo:language="en" fo:country="US" fo:font-weight="bold" officeooo:rsid="0090d6f8" officeooo:paragraph-rsid="009edd91" style:font-name-asian="Microsoft YaHei" style:font-size-asian="14.1000003814697pt" style:font-weight-asian="bold" style:font-name-complex="Arial1" style:font-size-complex="14.1000003814697pt" style:font-weight-complex="bold"/>
    </style:style>
    <style:style style:name="P10" style:family="paragraph" style:parent-style-name="Heading_20_3">
      <style:paragraph-properties fo:line-height="115%"/>
      <style:text-properties style:font-name="Arial" fo:font-size="14.1000003814697pt" fo:language="en" fo:country="US" fo:font-weight="bold" officeooo:rsid="0090d6f8" officeooo:paragraph-rsid="00a11e4a" style:font-name-asian="Microsoft YaHei" style:font-size-asian="14.1000003814697pt" style:font-weight-asian="bold" style:font-name-complex="Arial1" style:font-size-complex="14.1000003814697pt" style:font-weight-complex="bold"/>
    </style:style>
    <style:style style:name="P11" style:family="paragraph" style:parent-style-name="Heading_20_3">
      <style:paragraph-properties fo:line-height="115%"/>
      <style:text-properties style:font-name="Arial" fo:font-size="14.1000003814697pt" fo:language="en" fo:country="US" fo:font-weight="bold" officeooo:rsid="0090d6f8" officeooo:paragraph-rsid="00a3812f" style:font-name-asian="Microsoft YaHei" style:font-size-asian="14.1000003814697pt" style:font-weight-asian="bold" style:font-name-complex="Arial1" style:font-size-complex="14.1000003814697pt" style:font-weight-complex="bold"/>
    </style:style>
    <style:style style:name="P12" style:family="paragraph" style:parent-style-name="Heading_20_3">
      <style:paragraph-properties fo:line-height="115%"/>
      <style:text-properties style:font-name="Arial" fo:font-size="14.1000003814697pt" fo:language="en" fo:country="US" fo:font-weight="bold" officeooo:rsid="0090d6f8" officeooo:paragraph-rsid="00a52ac7" style:font-name-asian="Microsoft YaHei" style:font-size-asian="14.1000003814697pt" style:font-weight-asian="bold" style:font-name-complex="Arial1" style:font-size-complex="14.1000003814697pt" style:font-weight-complex="bold"/>
    </style:style>
    <style:style style:name="P13" style:family="paragraph" style:parent-style-name="Heading_20_3">
      <style:paragraph-properties fo:line-height="115%"/>
      <style:text-properties style:font-name="Arial" fo:font-size="14.1000003814697pt" fo:language="en" fo:country="US" fo:font-weight="bold" officeooo:rsid="0090d6f8" officeooo:paragraph-rsid="00a5f2fe" style:font-name-asian="Microsoft YaHei" style:font-size-asian="14.1000003814697pt" style:font-weight-asian="bold" style:font-name-complex="Arial1" style:font-size-complex="14.1000003814697pt" style:font-weight-complex="bold"/>
    </style:style>
    <style:style style:name="P14" style:family="paragraph" style:parent-style-name="Heading_20_3">
      <style:paragraph-properties fo:line-height="115%"/>
      <style:text-properties style:font-name="Arial" fo:font-size="14.1000003814697pt" fo:language="en" fo:country="US" fo:font-weight="bold" officeooo:rsid="0090d6f8" officeooo:paragraph-rsid="00a720b4" style:font-name-asian="Microsoft YaHei" style:font-size-asian="14.1000003814697pt" style:font-weight-asian="bold" style:font-name-complex="Arial1" style:font-size-complex="14.1000003814697pt" style:font-weight-complex="bold"/>
    </style:style>
    <style:style style:name="P15" style:family="paragraph" style:parent-style-name="Heading_20_3">
      <style:paragraph-properties fo:line-height="115%"/>
      <style:text-properties style:font-name="Arial" fo:font-size="14.1000003814697pt" fo:language="en" fo:country="US" fo:font-weight="bold" officeooo:rsid="0090d6f8" officeooo:paragraph-rsid="00a7f36a" style:font-name-asian="Microsoft YaHei" style:font-size-asian="14.1000003814697pt" style:font-weight-asian="bold" style:font-name-complex="Arial1" style:font-size-complex="14.1000003814697pt" style:font-weight-complex="bold"/>
    </style:style>
    <style:style style:name="P16" style:family="paragraph" style:parent-style-name="Heading_20_3">
      <style:paragraph-properties fo:line-height="115%"/>
      <style:text-properties style:font-name="Arial" fo:font-size="14.1000003814697pt" fo:language="en" fo:country="US" fo:font-weight="bold" officeooo:rsid="0090d6f8" officeooo:paragraph-rsid="00a9a7d8" style:font-name-asian="Microsoft YaHei" style:font-size-asian="14.1000003814697pt" style:font-weight-asian="bold" style:font-name-complex="Arial1" style:font-size-complex="14.1000003814697pt" style:font-weight-complex="bold"/>
    </style:style>
    <style:style style:name="P17" style:family="paragraph" style:parent-style-name="Heading_20_3">
      <style:paragraph-properties fo:line-height="115%"/>
      <style:text-properties style:font-name="Arial" fo:font-size="14.1000003814697pt" fo:language="en" fo:country="US" fo:font-weight="bold" officeooo:rsid="0090d6f8" officeooo:paragraph-rsid="00aa2ee7" style:font-name-asian="Microsoft YaHei" style:font-size-asian="14.1000003814697pt" style:font-weight-asian="bold" style:font-name-complex="Arial1" style:font-size-complex="14.1000003814697pt" style:font-weight-complex="bold"/>
    </style:style>
    <style:style style:name="P18" style:family="paragraph" style:parent-style-name="Subtitle">
      <style:paragraph-properties fo:line-height="100%"/>
      <style:text-properties style:font-name="Arial" fo:language="en" fo:country="US"/>
    </style:style>
    <style:style style:name="P19" style:family="paragraph" style:parent-style-name="Subtitle">
      <style:paragraph-properties fo:line-height="100%"/>
      <style:text-properties style:font-name="Arial" fo:language="en" fo:country="US" officeooo:rsid="008ffbc9" officeooo:paragraph-rsid="008ffbc9"/>
    </style:style>
    <style:style style:name="P20" style:family="paragraph" style:parent-style-name="Text_20_body">
      <style:paragraph-properties fo:line-height="150%"/>
      <style:text-properties fo:language="en" fo:country="US"/>
    </style:style>
    <style:style style:name="P21" style:family="paragraph" style:parent-style-name="Text_20_body">
      <style:paragraph-properties fo:line-height="150%"/>
      <style:text-properties fo:language="en" fo:country="US" officeooo:paragraph-rsid="00af385d"/>
    </style:style>
    <style:style style:name="P22" style:family="paragraph" style:parent-style-name="Text_20_body" style:list-style-name="L4">
      <style:paragraph-properties fo:margin-top="0in" fo:margin-bottom="0in" loext:contextual-spacing="false" fo:line-height="115%" fo:orphans="2" fo:widows="2" fo:padding="0in" fo:border="none"/>
      <style:text-properties fo:font-variant="normal" fo:text-transform="none" fo:color="#000000" style:font-name="Arial" fo:font-size="12pt" fo:letter-spacing="normal" fo:font-style="normal" fo:font-weight="normal" loext:padding="0in" loext:border="none"/>
    </style:style>
    <style:style style:name="P23" style:family="paragraph" style:parent-style-name="Text_20_body" style:list-style-name="L4">
      <style:paragraph-properties fo:margin-top="0in" fo:margin-bottom="0in" loext:contextual-spacing="false" fo:line-height="115%" fo:orphans="2" fo:widows="2" fo:padding="0in" fo:border="none"/>
      <style:text-properties fo:font-variant="normal" fo:text-transform="none" fo:color="#000000" style:font-name="Arial" fo:font-size="12pt" fo:letter-spacing="normal" fo:font-style="normal" fo:font-weight="normal" officeooo:paragraph-rsid="009cdbb1" loext:padding="0in" loext:border="none"/>
    </style:style>
    <style:style style:name="P24" style:family="paragraph" style:parent-style-name="Text_20_body" style:list-style-name="L4">
      <style:paragraph-properties fo:margin-top="0in" fo:margin-bottom="0in" loext:contextual-spacing="false" fo:line-height="115%" fo:orphans="2" fo:widows="2" fo:padding="0in" fo:border="none"/>
      <style:text-properties fo:font-variant="normal" fo:text-transform="none" fo:color="#000000" style:font-name="Arial" fo:font-size="12pt" fo:letter-spacing="normal" fo:font-style="normal" fo:font-weight="normal" officeooo:paragraph-rsid="00a5f2fe" loext:padding="0in" loext:border="none"/>
    </style:style>
    <style:style style:name="P25" style:family="paragraph" style:parent-style-name="Text_20_body" style:list-style-name="L4">
      <style:paragraph-properties fo:margin-top="0in" fo:margin-bottom="0in" loext:contextual-spacing="false" fo:line-height="115%" fo:orphans="2" fo:widows="2" fo:padding="0in" fo:border="none"/>
      <style:text-properties fo:font-variant="normal" fo:text-transform="none" fo:color="#000000" style:font-name="Georgia" fo:font-size="12pt" fo:letter-spacing="normal" fo:font-style="normal" fo:font-weight="normal" loext:padding="0in" loext:border="none"/>
    </style:style>
    <style:style style:name="P26" style:family="paragraph" style:parent-style-name="Text_20_body" style:list-style-name="L4">
      <style:paragraph-properties fo:margin-top="0in" fo:margin-bottom="0in" loext:contextual-spacing="false" fo:line-height="115%" fo:orphans="2" fo:widows="2" fo:padding="0in" fo:border="none"/>
      <style:text-properties style:font-name="Arial"/>
    </style:style>
    <style:style style:name="P27" style:family="paragraph" style:parent-style-name="Text_20_body">
      <style:paragraph-properties fo:margin-left="0.4925in" fo:margin-right="0in" fo:line-height="115%" fo:text-indent="0in" style:auto-text-indent="false"/>
      <style:text-properties style:font-name="Arial" fo:language="en" fo:country="US" officeooo:paragraph-rsid="0090d6f8"/>
    </style:style>
    <style:style style:name="P28" style:family="paragraph" style:parent-style-name="Text_20_body">
      <style:paragraph-properties fo:margin-left="0.4925in" fo:margin-right="0in" fo:line-height="115%" fo:text-indent="0in" style:auto-text-indent="false"/>
      <style:text-properties style:font-name="Arial" fo:language="en" fo:country="US" officeooo:paragraph-rsid="0094373c"/>
    </style:style>
    <style:style style:name="P29" style:family="paragraph" style:parent-style-name="Text_20_body">
      <style:paragraph-properties fo:margin-left="0.4925in" fo:margin-right="0in" fo:line-height="115%" fo:text-indent="0in" style:auto-text-indent="false"/>
      <style:text-properties style:font-name="Arial" fo:language="en" fo:country="US" officeooo:rsid="0092d6f7" officeooo:paragraph-rsid="009c4b53"/>
    </style:style>
    <style:style style:name="P30" style:family="paragraph" style:parent-style-name="Text_20_body">
      <style:paragraph-properties fo:margin-left="0.4925in" fo:margin-right="0in" fo:line-height="115%" fo:text-indent="0in" style:auto-text-indent="false"/>
      <style:text-properties style:font-name="Arial" fo:language="en" fo:country="US" officeooo:rsid="0092d6f7" officeooo:paragraph-rsid="009ea7c6"/>
    </style:style>
    <style:style style:name="P31" style:family="paragraph" style:parent-style-name="Text_20_body">
      <style:paragraph-properties fo:margin-left="0.4925in" fo:margin-right="0in" fo:line-height="115%" fo:text-indent="0in" style:auto-text-indent="false"/>
      <style:text-properties fo:language="en" fo:country="US" officeooo:paragraph-rsid="0092d6f7"/>
    </style:style>
    <style:style style:name="P32" style:family="paragraph" style:parent-style-name="Text_20_body">
      <style:paragraph-properties fo:margin-left="0.4925in" fo:margin-right="0in" fo:line-height="115%" fo:text-indent="0in" style:auto-text-indent="false"/>
      <style:text-properties fo:language="en" fo:country="US" officeooo:paragraph-rsid="0094373c"/>
    </style:style>
    <style:style style:name="P33" style:family="paragraph" style:parent-style-name="Text_20_body">
      <style:paragraph-properties fo:margin-left="0.4925in" fo:margin-right="0in" fo:line-height="115%" fo:text-indent="0in" style:auto-text-indent="false"/>
      <style:text-properties fo:language="en" fo:country="US" officeooo:paragraph-rsid="009c4b53"/>
    </style:style>
    <style:style style:name="P34" style:family="paragraph" style:parent-style-name="Text_20_body">
      <style:paragraph-properties fo:margin-left="0.4925in" fo:margin-right="0in" fo:line-height="115%" fo:text-indent="0in" style:auto-text-indent="false"/>
      <style:text-properties fo:language="en" fo:country="US" officeooo:paragraph-rsid="009ea7c6"/>
    </style:style>
    <style:style style:name="P35" style:family="paragraph" style:parent-style-name="Text_20_body">
      <style:paragraph-properties fo:margin-left="0.4925in" fo:margin-right="0in" fo:line-height="115%" fo:text-indent="0in" style:auto-text-indent="false"/>
      <style:text-properties fo:language="en" fo:country="US" officeooo:paragraph-rsid="009edd91"/>
    </style:style>
    <style:style style:name="P36" style:family="paragraph" style:parent-style-name="Text_20_body">
      <style:paragraph-properties fo:margin-left="0.4925in" fo:margin-right="0in" fo:line-height="115%" fo:text-indent="0in" style:auto-text-indent="false"/>
      <style:text-properties fo:language="en" fo:country="US" officeooo:paragraph-rsid="00a11e4a"/>
    </style:style>
    <style:style style:name="P37" style:family="paragraph" style:parent-style-name="Text_20_body">
      <style:paragraph-properties fo:margin-left="0.4925in" fo:margin-right="0in" fo:line-height="115%" fo:text-indent="0in" style:auto-text-indent="false"/>
      <style:text-properties fo:language="en" fo:country="US" officeooo:paragraph-rsid="00a3812f"/>
    </style:style>
    <style:style style:name="P38" style:family="paragraph" style:parent-style-name="Text_20_body">
      <style:paragraph-properties fo:margin-left="0.4925in" fo:margin-right="0in" fo:line-height="115%" fo:text-indent="0in" style:auto-text-indent="false"/>
      <style:text-properties fo:language="en" fo:country="US" officeooo:paragraph-rsid="00a52ac7"/>
    </style:style>
    <style:style style:name="P39" style:family="paragraph" style:parent-style-name="Text_20_body">
      <style:paragraph-properties fo:margin-left="0.4925in" fo:margin-right="0in" fo:line-height="115%" fo:text-indent="0in" style:auto-text-indent="false"/>
      <style:text-properties fo:language="en" fo:country="US" officeooo:paragraph-rsid="00a5f2fe"/>
    </style:style>
    <style:style style:name="P40" style:family="paragraph" style:parent-style-name="Text_20_body">
      <style:paragraph-properties fo:margin-left="0.4925in" fo:margin-right="0in" fo:line-height="115%" fo:text-indent="0in" style:auto-text-indent="false"/>
      <style:text-properties fo:language="en" fo:country="US" officeooo:paragraph-rsid="00a720b4"/>
    </style:style>
    <style:style style:name="P41" style:family="paragraph" style:parent-style-name="Text_20_body">
      <style:paragraph-properties fo:margin-left="0.4925in" fo:margin-right="0in" fo:line-height="115%" fo:text-indent="0in" style:auto-text-indent="false"/>
      <style:text-properties fo:language="en" fo:country="US" officeooo:paragraph-rsid="00a9a7d8"/>
    </style:style>
    <style:style style:name="P42" style:family="paragraph" style:parent-style-name="Text_20_body">
      <style:paragraph-properties fo:margin-left="0.4925in" fo:margin-right="0in" fo:line-height="115%" fo:text-indent="0in" style:auto-text-indent="false"/>
      <style:text-properties fo:language="en" fo:country="US" officeooo:paragraph-rsid="00aa2ee7"/>
    </style:style>
    <style:style style:name="P43" style:family="paragraph" style:parent-style-name="Title">
      <style:paragraph-properties fo:line-height="100%"/>
      <style:text-properties style:font-name="Arial" fo:font-size="28pt" fo:language="en" fo:country="US" fo:font-weight="bold" officeooo:rsid="0042bfc9" officeooo:paragraph-rsid="0042bfc9" style:font-name-asian="Microsoft YaHei" style:font-size-asian="28pt" style:font-weight-asian="bold" style:font-name-complex="Arial1" style:font-size-complex="28pt" style:font-weight-complex="bold"/>
    </style:style>
    <style:style style:name="T1" style:family="text">
      <style:text-properties fo:font-variant="normal" fo:text-transform="none" fo:color="#000000" style:font-name="Arial" fo:font-size="12pt" fo:letter-spacing="normal" fo:font-style="normal" fo:font-weight="normal" style:font-style-asian="normal" style:font-style-complex="normal" loext:padding="0in" loext:border="none"/>
    </style:style>
    <style:style style:name="T2" style:family="text">
      <style:text-properties fo:font-variant="normal" fo:text-transform="none" fo:color="#000000" style:font-name="Arial" fo:font-size="12pt" fo:letter-spacing="normal" fo:language="en" fo:country="US" fo:font-style="normal" fo:font-weight="normal" style:font-style-asian="normal" style:font-style-complex="normal" loext:padding="0in" loext:border="none"/>
    </style:style>
    <style:style style:name="T3" style:family="text">
      <style:text-properties fo:font-size="18pt" officeooo:rsid="002e893a" style:font-name-asian="Microsoft YaHei" style:font-size-asian="18pt" style:font-name-complex="Arial1" style:font-size-complex="18pt"/>
    </style:style>
    <style:style style:name="T4" style:family="text">
      <style:text-properties fo:font-size="18pt" officeooo:rsid="0040df78" style:font-name-asian="Microsoft YaHei" style:font-size-asian="18pt" style:font-name-complex="Arial1" style:font-size-complex="18pt"/>
    </style:style>
    <style:style style:name="T5" style:family="text">
      <style:text-properties style:font-name="Arial"/>
    </style:style>
    <style:style style:name="T6" style:family="text">
      <style:text-properties style:font-name="Arial" style:font-style-asian="normal" style:font-style-complex="normal"/>
    </style:style>
    <style:style style:name="T7" style:family="text">
      <style:text-properties style:font-name="Arial" fo:font-weight="bold" style:font-weight-asian="bold" style:font-weight-complex="bold"/>
    </style:style>
    <style:style style:name="T8" style:family="text">
      <style:text-properties style:font-name="Arial" fo:font-weight="bold" officeooo:rsid="0092d6f7" style:font-weight-asian="bold" style:font-weight-complex="bold"/>
    </style:style>
    <style:style style:name="T9" style:family="text">
      <style:text-properties style:font-name="Arial" fo:font-weight="bold" officeooo:rsid="009ea7c6" style:font-weight-asian="bold" style:font-weight-complex="bold"/>
    </style:style>
    <style:style style:name="T10" style:family="text">
      <style:text-properties style:font-name="Arial" officeooo:rsid="0092d6f7"/>
    </style:style>
    <style:style style:name="T11" style:family="text">
      <style:text-properties style:font-name="Arial" officeooo:rsid="0090d6f8"/>
    </style:style>
    <style:style style:name="T12" style:family="text">
      <style:text-properties style:font-name="Arial" officeooo:rsid="0094373c"/>
    </style:style>
    <style:style style:name="T13" style:family="text">
      <style:text-properties style:font-name="Arial" officeooo:rsid="009460e0"/>
    </style:style>
    <style:style style:name="T14" style:family="text">
      <style:text-properties style:font-name="Arial" officeooo:rsid="00962603"/>
    </style:style>
    <style:style style:name="T15" style:family="text">
      <style:text-properties style:font-name="Arial" officeooo:rsid="009721c3"/>
    </style:style>
    <style:style style:name="T16" style:family="text">
      <style:text-properties style:font-name="Arial" officeooo:rsid="0098d4cf"/>
    </style:style>
    <style:style style:name="T17" style:family="text">
      <style:text-properties style:font-name="Arial" officeooo:rsid="009a8073"/>
    </style:style>
    <style:style style:name="T18" style:family="text">
      <style:text-properties style:font-name="Arial" officeooo:rsid="009c4b53"/>
    </style:style>
    <style:style style:name="T19" style:family="text">
      <style:text-properties style:font-name="Arial" officeooo:rsid="009ea7c6"/>
    </style:style>
    <style:style style:name="T20" style:family="text">
      <style:text-properties style:font-name="Arial" officeooo:rsid="009edd91"/>
    </style:style>
    <style:style style:name="T21" style:family="text">
      <style:text-properties style:font-name="Arial" officeooo:rsid="009f23a2"/>
    </style:style>
    <style:style style:name="T22" style:family="text">
      <style:text-properties style:font-name="Arial" officeooo:rsid="00a11e4a"/>
    </style:style>
    <style:style style:name="T23" style:family="text">
      <style:text-properties style:font-name="Arial" officeooo:rsid="00a155af"/>
    </style:style>
    <style:style style:name="T24" style:family="text">
      <style:text-properties style:font-name="Arial" officeooo:rsid="00a2041c"/>
    </style:style>
    <style:style style:name="T25" style:family="text">
      <style:text-properties style:font-name="Arial" officeooo:rsid="00a3812f"/>
    </style:style>
    <style:style style:name="T26" style:family="text">
      <style:text-properties style:font-name="Arial" officeooo:rsid="00a52ac7"/>
    </style:style>
    <style:style style:name="T27" style:family="text">
      <style:text-properties style:font-name="Arial" officeooo:rsid="00a5f2fe"/>
    </style:style>
    <style:style style:name="T28" style:family="text">
      <style:text-properties style:font-name="Arial" officeooo:rsid="00a720b4"/>
    </style:style>
    <style:style style:name="T29" style:family="text">
      <style:text-properties style:font-name="Arial" officeooo:rsid="00a7f36a"/>
    </style:style>
    <style:style style:name="T30" style:family="text">
      <style:text-properties style:font-name="Arial" officeooo:rsid="00a9a7d8"/>
    </style:style>
    <style:style style:name="T31" style:family="text">
      <style:text-properties style:font-name="Arial" officeooo:rsid="00aa2ee7"/>
    </style:style>
    <style:style style:name="T32" style:family="text">
      <style:text-properties style:font-name="Arial" officeooo:rsid="00aa47c8"/>
    </style:style>
    <style:style style:name="T33" style:family="text">
      <style:text-properties style:font-name="Arial" officeooo:rsid="00acc4fe"/>
    </style:style>
    <style:style style:name="T34" style:family="text">
      <style:text-properties style:font-name="Arial" officeooo:rsid="00ae1106"/>
    </style:style>
    <style:style style:name="T35" style:family="text">
      <style:text-properties style:font-name="Arial" officeooo:rsid="00af385d"/>
    </style:style>
    <style:style style:name="T36" style:family="text">
      <style:text-properties style:font-name="Arial" officeooo:rsid="00b025c1"/>
    </style:style>
    <style:style style:name="T37" style:family="text">
      <style:text-properties style:font-name="Arial" officeooo:rsid="00b0b993"/>
    </style:style>
    <style:style style:name="T38" style:family="text">
      <style:text-properties style:font-name="Arial" officeooo:rsid="00b16c6c"/>
    </style:style>
    <style:style style:name="T39" style:family="text">
      <style:text-properties style:font-name="Arial" fo:language="en" fo:country="US"/>
    </style:style>
    <style:style style:name="T40" style:family="text">
      <style:text-properties style:font-name="Arial" fo:language="en" fo:country="US" style:font-style-asian="normal" style:font-style-complex="normal"/>
    </style:style>
    <style:style style:name="T41" style:family="text">
      <style:text-properties style:font-name="Arial" officeooo:rsid="00b8aef6"/>
    </style:style>
    <style:style style:name="T42" style:family="text">
      <style:text-properties fo:font-weight="bold" style:font-weight-asian="bold" style:font-weight-complex="bold"/>
    </style:style>
    <style:style style:name="T43" style:family="text">
      <style:text-properties officeooo:rsid="0092d6f7"/>
    </style:style>
    <style:style style:name="T44" style:family="text">
      <style:text-properties officeooo:rsid="0094373c"/>
    </style:style>
    <style:style style:name="T45" style:family="text">
      <style:text-properties officeooo:rsid="0098d4cf"/>
    </style:style>
    <style:style style:name="T46" style:family="text">
      <style:text-properties fo:font-size="18.2000007629395pt" fo:font-weight="bold" officeooo:rsid="0090d6f8" style:font-name-asian="Microsoft YaHei" style:font-size-asian="18.2000007629395pt" style:font-weight-asian="bold" style:font-name-complex="Arial1" style:font-size-complex="18.2000007629395pt" style:font-weight-complex="bold"/>
    </style:style>
    <style:style style:name="T47" style:family="text">
      <style:text-properties officeooo:rsid="009c4b53"/>
    </style:style>
    <style:style style:name="T48" style:family="text">
      <style:text-properties officeooo:rsid="009ea7c6"/>
    </style:style>
    <style:style style:name="T49" style:family="text">
      <style:text-properties officeooo:rsid="009edd91"/>
    </style:style>
    <style:style style:name="T50" style:family="text">
      <style:text-properties officeooo:rsid="00a11e4a"/>
    </style:style>
    <style:style style:name="T51" style:family="text">
      <style:text-properties officeooo:rsid="00a3812f"/>
    </style:style>
    <style:style style:name="T52" style:family="text">
      <style:text-properties officeooo:rsid="00a52ac7"/>
    </style:style>
    <style:style style:name="T53" style:family="text">
      <style:text-properties officeooo:rsid="00a5f2fe"/>
    </style:style>
    <style:style style:name="T54" style:family="text">
      <style:text-properties officeooo:rsid="00a720b4"/>
    </style:style>
    <style:style style:name="T55" style:family="text">
      <style:text-properties officeooo:rsid="00a7f36a"/>
    </style:style>
    <style:style style:name="T56" style:family="text">
      <style:text-properties officeooo:rsid="00a9a7d8"/>
    </style:style>
    <style:style style:name="T57" style:family="text">
      <style:text-properties officeooo:rsid="00aa2ee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UAT MS555 <text:span text:style-name="T3">A</text:span><text:span text:style-name="T4">ssignment 6</text:span></text:p>
      <text:p text:style-name="P43">Zombie-Proof Silo</text:p>
      <text:p text:style-name="P19">Project Vendor Plan</text:p>
      <text:h text:style-name="P2" text:outline-level="1"><text:span text:style-name="T46">Vendor Selection</text:span></text:h>
      <text:h text:style-name="P5" text:outline-level="3">U<text:span text:style-name="T43">S Appliance</text:span></text:h>
      <text:p text:style-name="P31"><text:span text:style-name="T7">Providing</text:span><text:span text:style-name="T5">: </text:span><text:span text:style-name="T11">A</text:span><text:span text:style-name="T10">ppliance</text:span><text:span text:style-name="T16">s </text:span><text:span text:style-name="T17">and Electronics</text:span></text:p>
      <text:p text:style-name="P31"><text:span text:style-name="T8">WBS Items</text:span><text:span text:style-name="T10">: 1.</text:span><text:span text:style-name="T12">1.1.1.1, </text:span><text:span text:style-name="T16">1.1.3.2.3</text:span></text:p>
      <text:p text:style-name="P27"><text:span text:style-name="T42">Justification</text:span>: <text:span text:style-name="T45">This vendor has a high BBB rating and a very wide selection of kitchen appliances available both in package deals and as single items, making it very easy for us to find the items we need and at a reasonable price. This vendor also offers free freight shipping on orders of a minimum size.</text:span></text:p>
      <text:h text:style-name="P6" text:outline-level="3">N<text:span text:style-name="T44">ational Hospitality Supply</text:span></text:h>
      <text:p text:style-name="P28"><text:span text:style-name="T42">Providing</text:span>: <text:span text:style-name="T44">Kitchen, Bathroom, and Bedroom Supplies</text:span></text:p>
      <text:p text:style-name="P32"><text:span text:style-name="T8">WBS Items</text:span><text:span text:style-name="T10">: </text:span><text:span text:style-name="T12">1.1.1.4.1 – 1.1.1.4.5, 1.1.2.4.1 – 1.1.2.4.2, </text:span><text:span text:style-name="T13">1.1.3.2.1 – 1.1.3.2.2</text:span><text:span text:style-name="T12">, 1.1.4.2.1 – 1.1.4.2.2</text:span></text:p>
      <text:p text:style-name="P32"><text:span text:style-name="T7">Justification</text:span><text:span text:style-name="T5">: </text:span><text:span text:style-name="T12">This vendor is a leading supplier for hotels and restaurants with a huge selection of everything ranging from </text:span><text:span text:style-name="T14">furniture to textiles to flatware. Their prices are extremely reasonable, as is their shipping and return policy. Using a single </text:span><text:span text:style-name="T15">supplier with a vast selection should make finding the supplies we need a very straightforward process. They also have a very high BBB rating and many positive reviews.</text:span></text:p>
      <text:h text:style-name="P7" text:outline-level="3">E<text:span text:style-name="T47">lectric Generators Direct</text:span></text:h>
      <text:p text:style-name="P33"><text:span text:style-name="T7">Providing</text:span><text:span text:style-name="T5">: </text:span><text:span text:style-name="T11">D</text:span><text:span text:style-name="T18">iesel </text:span><text:span text:style-name="T19">Backup </text:span><text:span text:style-name="T18">Generators</text:span></text:p>
      <text:p text:style-name="P29"><text:span text:style-name="T42">WBS Items</text:span>: <text:span text:style-name="T47">3.3.1</text:span></text:p>
      <text:p text:style-name="P34"><text:span text:style-name="T7">Justification</text:span><text:span text:style-name="T5">: </text:span><text:span text:style-name="T11">T</text:span><text:span text:style-name="T18">his vendor offers a wide variety of electric generators ranging from small once in a while generators to full-system industrial backup generators. </text:span><text:span text:style-name="T19">They have a great BBB rating and also offer bulk order discounts and free shipping to most addresses.</text:span></text:p>
      <text:h text:style-name="P8" text:outline-level="3">W<text:span text:style-name="T48">holesale Solar</text:span></text:h>
      <text:p text:style-name="P34"><text:span text:style-name="T7">Providing</text:span><text:span text:style-name="T5">: </text:span><text:span text:style-name="T11">S</text:span><text:span text:style-name="T19">olar Panels and Accessories</text:span></text:p>
      <text:p text:style-name="P30"><text:soft-page-break/><text:span text:style-name="T42">WBS Items</text:span>: <text:span text:style-name="T47">3.3.1</text:span></text:p>
      <text:p text:style-name="P35"><text:span text:style-name="T9">Justification</text:span><text:span text:style-name="T19">: </text:span><text:span text:style-name="T11">T</text:span><text:span text:style-name="T18">his vendor offers</text:span><text:span text:style-name="T19"> everything required to create a fully-functional solar power system of any size, all from one location. They have a fairly good BBB rating, and their site offers a full range of products and many tools, </text:span><text:span text:style-name="T20">such as</text:span><text:span text:style-name="T19"> for calculating the required su</text:span><text:span text:style-name="T20">rface area of a solar power system, battery backup system size, etc.</text:span></text:p>
      <text:h text:style-name="P9" text:outline-level="3">T<text:span text:style-name="T49">ilapia Depot</text:span></text:h>
      <text:p text:style-name="P35"><text:span text:style-name="T7">Providing</text:span><text:span text:style-name="T5">: </text:span><text:span text:style-name="T11">L</text:span><text:span text:style-name="T20">ive Fish and Fish Food</text:span></text:p>
      <text:p text:style-name="P35"><text:span text:style-name="T8">WBS Items</text:span><text:span text:style-name="T10">: </text:span><text:span text:style-name="T18">3.5.</text:span><text:span text:style-name="T20">3</text:span></text:p>
      <text:p text:style-name="P36"><text:span text:style-name="T9">Justification</text:span><text:span text:style-name="T19">: </text:span><text:span text:style-name="T11">T</text:span><text:span text:style-name="T18">hi</text:span><text:span text:style-name="T20">s vendor </text:span><text:span text:style-name="T21">offers exclusively offers a variety of tilapia and tilapia-related products, making them a great source for what we need. They also offer a warranty on fish lost during transit, sending extra fish on the assumption that there will be some loss and offering money back in the case that the total number of fish is less than the ordered amount.</text:span></text:p>
      <text:h text:style-name="P10" text:outline-level="3">G<text:span text:style-name="T50">lobal Aquaculture Supply</text:span></text:h>
      <text:p text:style-name="P36"><text:span text:style-name="T7">Providing</text:span><text:span text:style-name="T5">: </text:span><text:span text:style-name="T11">A</text:span><text:span text:style-name="T22">quaculture System Supplies</text:span></text:p>
      <text:p text:style-name="P36"><text:span text:style-name="T8">WBS Items</text:span><text:span text:style-name="T10">: </text:span><text:span text:style-name="T18">3.5.</text:span><text:span text:style-name="T20">1</text:span></text:p>
      <text:p text:style-name="P37"><text:span text:style-name="T9">Justification</text:span><text:span text:style-name="T19">: </text:span><text:span text:style-name="T11">T</text:span><text:span text:style-name="T18">hi</text:span><text:span text:style-name="T20">s vendor </text:span><text:span text:style-name="T21">offers </text:span><text:span text:style-name="T23">everything needed to set up a full, self-sustaining aquaculture system from tanks to pumps to filte</text:span><text:span text:style-name="T24">rs. Having a vendor that knows all the required components of a full aquaculture system will ensure that we don’t miss something necessary to keep our tilapia self-sustaining.</text:span></text:p>
      <text:h text:style-name="P11" text:outline-level="3">H<text:span text:style-name="T51">ydrobuilder</text:span></text:h>
      <text:p text:style-name="P37"><text:span text:style-name="T7">Providing</text:span><text:span text:style-name="T5">: </text:span><text:span text:style-name="T11">H</text:span><text:span text:style-name="T25">ydroponic</text:span><text:span text:style-name="T22"> System Supplies</text:span></text:p>
      <text:p text:style-name="P37"><text:span text:style-name="T8">WBS Items</text:span><text:span text:style-name="T10">: </text:span><text:span text:style-name="T18">3.</text:span><text:span text:style-name="T25">4.1</text:span></text:p>
      <text:p text:style-name="P38"><text:span text:style-name="T9">Justification</text:span><text:span text:style-name="T19">: </text:span><text:span text:style-name="T11">T</text:span><text:span text:style-name="T18">hi</text:span><text:span text:style-name="T20">s vendor </text:span><text:span text:style-name="T21">offers </text:span><text:span text:style-name="T23">everything needed to set up a full</text:span><text:span text:style-name="T24"> </text:span><text:span text:style-name="T25">hydroponics system, including the plumbing required, liquid nutrients, and UV grow lights. They also offer commercial accounts with wholesale pricing, volume discounts, and system design assistance, so we can both save money and avoid common pitfalls.</text:span></text:p>
      <text:h text:style-name="P12" text:outline-level="3">G<text:span text:style-name="T52">ro ‘n Sell</text:span></text:h>
      <text:p text:style-name="P38"><text:span text:style-name="T7">Providing</text:span><text:span text:style-name="T5">: </text:span><text:span text:style-name="T11">H</text:span><text:span text:style-name="T25">ydroponic</text:span><text:span text:style-name="T22"> System P</text:span><text:span text:style-name="T26">lants</text:span></text:p>
      <text:p text:style-name="P38"><text:span text:style-name="T8">WBS Items</text:span><text:span text:style-name="T10">: </text:span><text:span text:style-name="T18">3.</text:span><text:span text:style-name="T26">4.3</text:span></text:p>
      <text:p text:style-name="P39"><text:span text:style-name="T9">Justification</text:span><text:span text:style-name="T19">: </text:span><text:span text:style-name="T11">T</text:span><text:span text:style-name="T18">hi</text:span><text:span text:style-name="T20">s vendor </text:span><text:span text:style-name="T26">offers a l</text:span><text:span text:style-name="T27">arge</text:span><text:span text:style-name="T26"> variety of vegetable and herb </text:span><text:span text:style-name="T27">starter plants and is focused on delivering bulk plants to commercial growers. </text:span></text:p>
      <text:h text:style-name="P13" text:outline-level="3"><text:soft-page-break/>U<text:span text:style-name="T53">S Air Purifiers</text:span></text:h>
      <text:p text:style-name="P39"><text:span text:style-name="T7">Providing</text:span><text:span text:style-name="T5">: </text:span><text:span text:style-name="T11">A</text:span><text:span text:style-name="T27">ir Filtration System</text:span></text:p>
      <text:p text:style-name="P39"><text:span text:style-name="T8">WBS Items</text:span><text:span text:style-name="T10">: </text:span><text:span text:style-name="T18">3.</text:span><text:span text:style-name="T26">2.</text:span><text:span text:style-name="T27">1</text:span></text:p>
      <text:p text:style-name="P40"><text:span text:style-name="T9">Justification</text:span><text:span text:style-name="T19">: </text:span><text:span text:style-name="T11">T</text:span><text:span text:style-name="T18">hi</text:span><text:span text:style-name="T20">s vendor </text:span><text:span text:style-name="T26">o</text:span><text:span text:style-name="T27">ffers a large selection of both personal and industrial use air purifiers, air scrubbers, and fume extractors. This vendor also offers free shipping on all commercial orders as well as a strong guarantee on all products.</text:span></text:p>
      <text:h text:style-name="P14" text:outline-level="3">T<text:span text:style-name="T54">he Wholesale Cabinet Supply Company</text:span></text:h>
      <text:p text:style-name="P40"><text:span text:style-name="T7">Providing</text:span><text:span text:style-name="T5">: </text:span><text:span text:style-name="T28">Kitchen and Bathroom </text:span><text:span text:style-name="T11">C</text:span><text:span text:style-name="T28">abinetry</text:span></text:p>
      <text:p text:style-name="P40"><text:span text:style-name="T8">WBS Items</text:span><text:span text:style-name="T10">: </text:span><text:span text:style-name="T18">1.</text:span><text:span text:style-name="T28">1.1.2.1, 1.1.2.1.1, 1.1.2.2.1</text:span></text:p>
      <text:p text:style-name="P40"><text:span text:style-name="T9">Justification</text:span><text:span text:style-name="T19">: </text:span><text:span text:style-name="T11">T</text:span><text:span text:style-name="T18">hi</text:span><text:span text:style-name="T20">s vendor </text:span><text:span text:style-name="T26">o</text:span><text:span text:style-name="T27">ffers </text:span><text:span text:style-name="T28">many types and finishes of cabinetry, both custom and prefabricated. They also offer a professional support service that provides special discounts, design assistance, and extended service and warranties to purchases.</text:span></text:p>
      <text:h text:style-name="P15" text:outline-level="3">A<text:span text:style-name="T55">merican Carpet Wholesalers</text:span></text:h>
      <text:p text:style-name="P40"><text:span text:style-name="T7">Providing</text:span><text:span text:style-name="T5">: </text:span><text:span text:style-name="T29">Flooring Materials</text:span></text:p>
      <text:p text:style-name="P40"><text:span text:style-name="T8">WBS Items</text:span><text:span text:style-name="T10">: </text:span><text:span text:style-name="T29">1.1.1.3.1, 1.1.2.3.1, 1.1.3.1.1, 1.1.4.1.1</text:span></text:p>
      <text:p text:style-name="P41"><text:span text:style-name="T9">Justification</text:span><text:span text:style-name="T19">: </text:span><text:span text:style-name="T30">This vendor offers a wide variety of carpet, laminate, and wood flooring and could supply any of the flooring materials we need for this project.</text:span></text:p>
      <text:h text:style-name="P16" text:outline-level="3">A<text:span text:style-name="T56">mazon</text:span></text:h>
      <text:p text:style-name="P41"><text:span text:style-name="T7">Providing</text:span><text:span text:style-name="T5">: </text:span><text:span text:style-name="T29">M</text:span><text:span text:style-name="T30">iscellan</text:span><text:span text:style-name="T41">e</text:span><text:span text:style-name="T30">ous Bug-Out Bag Supplies</text:span></text:p>
      <text:p text:style-name="P41"><text:span text:style-name="T8">WBS Items</text:span><text:span text:style-name="T10">: </text:span><text:span text:style-name="T29">2.</text:span><text:span text:style-name="T30">1.1 – 2.1.4, 2.1.6</text:span></text:p>
      <text:p text:style-name="P42"><text:span text:style-name="T9">Justification</text:span><text:span text:style-name="T19">: </text:span><text:span text:style-name="T30">Amazon has almost everything, and none of the items in our bug-out bags are especially abnormal </text:span><text:span text:style-name="T31">enough </text:span><text:span text:style-name="T30">that they wouldn’t be </text:span><text:span text:style-name="T31">available from the largest online retailer.</text:span></text:p>
      <text:h text:style-name="P17" text:outline-level="3">R<text:span text:style-name="T57">ugged Maps</text:span></text:h>
      <text:p text:style-name="P42"><text:span text:style-name="T7">Providing</text:span><text:span text:style-name="T5">: </text:span><text:span text:style-name="T29">C</text:span><text:span text:style-name="T31">ustom Per-Customer Maps</text:span></text:p>
      <text:p text:style-name="P42"><text:span text:style-name="T8">WBS Items</text:span><text:span text:style-name="T10">: </text:span><text:span text:style-name="T29">2.</text:span><text:span text:style-name="T31">1.5</text:span></text:p>
      <text:p text:style-name="P42"><text:span text:style-name="T9">Justification</text:span><text:span text:style-name="T19">: </text:span><text:span text:style-name="T30">T</text:span><text:span text:style-name="T31">his vendor provides custom-made, f</text:span><text:span text:style-name="T32">abric</text:span><text:span text:style-name="T31"> maps that are waterproof and tear resistant. </text:span><text:span text:style-name="T32">There are few other suppliers of ruggedized topographical maps, and this one is seemingly the least shady.</text:span></text:p>
      <text:p text:style-name="P42"><text:span text:style-name="T32"/></text:p>
      <text:h text:style-name="P4" text:outline-level="1"><text:span text:style-name="T32">V</text:span><text:span text:style-name="T5">endor Plan</text:span></text:h>
      <text:p text:style-name="P20"><text:span text:style-name="T5"><text:tab/></text:span><text:span text:style-name="T33">The primary aspect of this vendor plan is to find a reliable building contractor local to the area that the silo is located so that we can use their existing industry connections to find reliable plumbers, electricians, flooring installers, and other professionals. This main contractor will be fundamentally engaged with our project plan from the very start, </text:span><text:span text:style-name="T34">and will be both contractually and monetarily incentivized to hire the appropriate quality and quantity of subcontractors to complete the project on time. The main contractor’s contract will necessarily lay forth the budget considerations and limits, and enumerate tiered rewards and consequences for project completion inside or outside of the allotted budget. The contract will also lay out schedule limitations and rewards/consequences similar in a fashion to the those of the budget. Hopefully this contract will ensure that our main building contractor does their best to hire and manage quality subcontractors to keep the project on track.</text:span></text:p>
      <text:p text:style-name="P21"><text:span text:style-name="T34"><text:tab/>In preparation for the case t</text:span><text:span text:style-name="T35">hat</text:span><text:span text:style-name="T34"> the project budget or schedule begins to slip, a </text:span><text:span text:style-name="T35">clear and straightforward agreement will be put in place between the project team, main building contractor, and all subcontractors whether they be individuals or companies. This written agreement will detail the weekly correspondence </text:span><text:span text:style-name="T36">from </text:span><text:span text:style-name="T35">the project management team that will be sent to the representative of all involved parties, which will include a current shapshot of the schedule and budget as well a</text:span><text:span text:style-name="T36">s select notes on upcoming work, including any dependencies on current work. </text:span><text:span text:style-name="T35">This agreement will </text:span><text:span text:style-name="T36">also </text:span><text:span text:style-name="T35">detail how, if the budget or schedule begin to slip, the relevant r</text:span><text:span text:style-name="T36">epresentatives</text:span><text:span text:style-name="T35"> from all </text:span><text:span text:style-name="T36">appropriate parties will be gathered (either via live meeting or conference call) to hash out a solution to rectify the slippage.</text:span></text:p>
      <text:p text:style-name="P21"><text:span text:style-name="T36"><text:tab/>The second aspect of this vendor plan is to rely on quality wholesale or commercial suppliers for building materials and supplies for our project. Suppliers specializing in wholesale and commercial sales should have process</text:span><text:span text:style-name="T37">es</text:span><text:span text:style-name="T36"> in place </text:span><text:span text:style-name="T37">to easily source and deliver product in the quantity and timeframe that we need for this project, and will likely have industry standard warranty and return </text:span><text:span text:style-name="T38">policies. Using these suppliers should also reduce the overall project cost by allowing us to secure bulk discounts and savings on freight delivery from a single location.</text:span></text:p>
      <text:h text:style-name="P3" text:outline-level="1">References</text:h>
      <text:list xml:id="list1571947732" text:style-name="L4">
        <text:list-item>
          <text:p text:style-name="P24"><text:span text:style-name="T40">Commercial Air Purifiers – Airwash Units, Air Scrubbers. (n.d.). Retrieved June 20, 2020, from </text:span><text:a xlink:type="simple" xlink:href="https://www.usairpurifiers.com/air-purifiers-use-commercial.html" text:style-name="Internet_20_link" text:visited-style-name="Visited_20_Internet_20_Link"><text:span text:style-name="T40">https://www.usairpurifiers.com/air-purifiers-use-commercial.html</text:span></text:a></text:p>
        </text:list-item>
        <text:list-item>
          <text:p text:style-name="P24"><text:span text:style-name="T40">DIY Solar, Panels &amp; Complete Systems. (n.d.). Retrieved June 20, 2020, from </text:span><text:a xlink:type="simple" xlink:href="https://www.wholesalesolar.com/" text:style-name="Internet_20_link" text:visited-style-name="Visited_20_Internet_20_Link"><text:span text:style-name="T40">https://www.wholesalesolar.com/</text:span></text:a></text:p>
        </text:list-item>
        <text:list-item>
          <text:p text:style-name="P23"><text:span text:style-name="T40">Electric Generators Direct. (n.d.). Retrieved from </text:span><text:a xlink:type="simple" xlink:href="https://www.electricgeneratorsdirect.com/" text:style-name="Internet_20_link" text:visited-style-name="Visited_20_Internet_20_Link"><text:span text:style-name="T40">https://www.electricgeneratorsdirect.com/</text:span></text:a></text:p>
        </text:list-item>
        <text:list-item>
          <text:p text:style-name="P22"><text:span text:style-name="T40">Global Aquaculture Supply Co. (n.d.). Retrieved from </text:span><text:a xlink:type="simple" xlink:href="https://globalaquaculturesupply.com/" text:style-name="Internet_20_link" text:visited-style-name="Visited_20_Internet_20_Link"><text:span text:style-name="T40">https://globalaquaculturesupply.com/</text:span></text:a></text:p>
        </text:list-item>
        <text:list-item>
          <text:p text:style-name="P25"><text:span text:style-name="T40">Hotel &amp; motel supplies | shop online at national hospitality supply. (n.d.). Retrieved June 15, 2020, from Nathosp.com website: </text:span><text:a xlink:type="simple" xlink:href="https://www.nathosp.com/" text:style-name="Internet_20_link" text:visited-style-name="Visited_20_Internet_20_Link"><text:span text:style-name="T40">https://www.nathosp.com/</text:span></text:a></text:p>
        </text:list-item>
        <text:list-item>
          <text:p text:style-name="P25"><text:span text:style-name="T40">Hydrobuilder.Com hydroponics supplies &amp; grow lights. (n.d.). Retrieved from </text:span><text:a xlink:type="simple" xlink:href="https://hydrobuilder.com/" text:style-name="Internet_20_link" text:visited-style-name="Visited_20_Internet_20_Link"><text:span text:style-name="T40">https://hydrobuilder.com/</text:span></text:a></text:p>
        </text:list-item>
        <text:list-item>
          <text:p text:style-name="P25"><text:span text:style-name="T40">Quality starter plants with service, variety, and value. (n.d.). Retrieved June 20, 2020, from </text:span><text:a xlink:type="simple" xlink:href="https://gronsell.com/" text:style-name="Internet_20_link" text:visited-style-name="Visited_20_Internet_20_Link"><text:span text:style-name="T40">https://gronsell.com/</text:span></text:a></text:p>
        </text:list-item>
        <text:list-item>
          <text:p text:style-name="P22"><text:span text:style-name="T40">TilapiaDepot. (n.d.). Tilapia depot | fingerlings, colonies, &amp; feed delivered fresh to you. Retrieved June 15, 2020, from TilapiaDepot website: </text:span><text:a xlink:type="simple" xlink:href="https://tilapiadepot.com/" text:style-name="Internet_20_link" text:visited-style-name="Visited_20_Internet_20_Link"><text:span text:style-name="T40">https://tilapiadepot.com/</text:span></text:a></text:p>
        </text:list-item>
        <text:list-item>
          <text:p text:style-name="P22"><text:span text:style-name="T40">US Appliance: Low Prices on GE, Whirlpool, Samsung, LG &amp; More Home Appliances; Refrigerators, Stoves, Ranges, Washing Machines, Dryers, Microwave Ovens, Dishwashers. (n.d.). Retrieved June 20, 2020, from </text:span><text:a xlink:type="simple" xlink:href="http://www.us-appliance.com/" text:style-name="Internet_20_link" text:visited-style-name="Visited_20_Internet_20_Link"><text:span text:style-name="T40">http://www.us-appliance.com/</text:span></text:a></text:p>
        </text:list-item>
        <text:list-item>
          <text:p text:style-name="P22"><text:span text:style-name="T40">Wholesale bed linens | wholesale towels | direct textile store. (n.d.). Retrieved June 15, 2020, from Direct Textile Store website: </text:span><text:a xlink:type="simple" xlink:href="https://directtextilestore.com/" text:style-name="Internet_20_link" text:visited-style-name="Visited_20_Internet_20_Link"><text:span text:style-name="T40">https://directtextilestore.com/</text:span></text:a></text:p>
        </text:list-item>
        <text:list-item>
          <text:p text:style-name="P26"><text:span text:style-name="T2">Wholesale cleaning supplies &amp; bulk janitorial supply products. (n.d.). Retrieved June 15, 2020, from Cleanitsupply.com website: </text:span><text:a xlink:type="simple" xlink:href="https://www.cleanitsupply.com/" text:style-name="Internet_20_link" text:visited-style-name="Visited_20_Internet_20_Link"><text:span text:style-name="T39">https://www.cleanitsupply.com/</text:span></text:a></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Georgia" svg:font-family="Georgia, Times, 'Times New Roman', serif"/>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en" fo:country="US" officeooo:rsid="000ac9cb" officeooo:paragraph-rsid="000ac9cb"/>
    </style:style>
    <style:page-layout style:name="Mpm1">
      <style:page-layout-properties fo:page-width="8.5in" fo:page-height="11in" style:num-format="1" style:print-orientation="portrait" fo:margin-top="0.65in" fo:margin-bottom="0.65in" fo:margin-left="0.65in" fo:margin-right="0.6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O’Connor, Jake</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5-17T14:35:56.722000000</meta:creation-date>
    <dc:date>2020-06-20T16:59:44.002000000</dc:date>
    <meta:editing-duration>PT6H53M7S</meta:editing-duration>
    <meta:editing-cycles>108</meta:editing-cycles>
    <meta:generator>LibreOffice/6.3.6.2$Windows_X86_64 LibreOffice_project/2196df99b074d8a661f4036fca8fa0cbfa33a497</meta:generator>
    <meta:document-statistic meta:table-count="0" meta:image-count="0" meta:object-count="0" meta:page-count="5" meta:paragraph-count="73" meta:word-count="1276" meta:character-count="8681" meta:non-whitespace-character-count="7479"/>
  </office:meta>
</office:document-meta>
</file>